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854in" text:min-label-width="0.25in" text:list-level-position-and-space-mode="label-alignment">
          <style:list-level-label-alignment text:label-followed-by="listtab" fo:margin-left="0.5354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854in" text:min-label-width="0.25in" text:list-level-position-and-space-mode="label-alignment">
          <style:list-level-label-alignment text:label-followed-by="listtab" fo:margin-left="1.0354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854in" text:min-label-width="0.25in" text:list-level-position-and-space-mode="label-alignment">
          <style:list-level-label-alignment text:label-followed-by="listtab" fo:margin-left="1.5354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854in" text:min-label-width="0.25in" text:list-level-position-and-space-mode="label-alignment">
          <style:list-level-label-alignment text:label-followed-by="listtab" fo:margin-left="2.035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854in" text:min-label-width="0.25in" text:list-level-position-and-space-mode="label-alignment">
          <style:list-level-label-alignment text:label-followed-by="listtab" fo:margin-left="2.5354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854in" text:min-label-width="0.25in" text:list-level-position-and-space-mode="label-alignment">
          <style:list-level-label-alignment text:label-followed-by="listtab" fo:margin-left="3.035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854in" text:min-label-width="0.25in" text:list-level-position-and-space-mode="label-alignment">
          <style:list-level-label-alignment text:label-followed-by="listtab" fo:margin-left="3.535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854in" text:min-label-width="0.25in" text:list-level-position-and-space-mode="label-alignment">
          <style:list-level-label-alignment text:label-followed-by="listtab" fo:margin-left="4.035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854in" text:min-label-width="0.25in" text:list-level-position-and-space-mode="label-alignment">
          <style:list-level-label-alignment text:label-followed-by="listtab" fo:margin-left="4.5354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34" style:parent-style-name="Heading2" style:family="paragraph">
      <style:paragraph-properties fo:margin-left="0.2958in" fo:text-indent="-0.2958in">
        <style:tab-stops/>
      </style:paragraph-properties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ableColumn42" style:family="table-column">
      <style:table-column-properties style:column-width="7.2131in" style:use-optimal-column-width="false"/>
    </style:style>
    <style:style style:name="Table41" style:family="table">
      <style:table-properties style:width="7.2131in" fo:margin-left="0.0159in" table:align="left"/>
    </style:style>
    <style:style style:name="TableRow43" style:family="table-row">
      <style:table-row-properties style:min-row-height="1.077in" style:use-optimal-row-height="false"/>
    </style:style>
    <style:style style:name="TableCell44" style:family="table-cell">
      <style:table-cell-properties fo:border="0.0069in solid #000000" style:writing-mode="lr-tb" fo:padding-top="0.0784in" fo:padding-left="0.059in" fo:padding-bottom="0.0784in" fo:padding-right="0.059in"/>
    </style:style>
    <style:style style:name="P45" style:parent-style-name="HTMLPreformatted" style:family="paragraph">
      <style:paragraph-properties fo:background-color="#FFFFFF"/>
    </style:style>
    <style:style style:name="T46" style:parent-style-name="DefaultParagraphFont" style:family="text">
      <style:text-properties style:font-name="Consolas" fo:color="#000000" fo:font-size="11pt" style:font-size-asian="11pt" style:font-size-complex="11pt"/>
    </style:style>
    <style:style style:name="T47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48" style:parent-style-name="DefaultParagraphFont" style:family="text">
      <style:text-properties style:font-name="Consolas" fo:font-weight="bold" style:font-weight-asian="bold" style:font-weight-complex="bold" fo:font-style="italic" style:font-style-asian="italic" fo:color="#008000" fo:font-size="11pt" style:font-size-asian="11pt" style:font-size-complex="11pt"/>
    </style:style>
    <style:style style:name="T49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50" style:parent-style-name="DefaultParagraphFont" style:family="text">
      <style:text-properties style:font-name="Consolas" fo:color="#000000" fo:font-size="11pt" style:font-size-asian="11pt" style:font-size-complex="11pt"/>
    </style:style>
    <style:style style:name="T51" style:parent-style-name="DefaultParagraphFont" style:family="text">
      <style:text-properties style:font-name="Consolas" fo:font-weight="bold" style:font-weight-asian="bold" style:font-weight-complex="bold" fo:color="#000080" fo:font-size="11pt" style:font-size-asian="11pt" style:font-size-complex="11pt"/>
    </style:style>
    <style:style style:name="T52" style:parent-style-name="DefaultParagraphFont" style:family="text">
      <style:text-properties style:font-name="Consolas" fo:color="#000000" fo:font-size="11pt" style:font-size-asian="11pt" style:font-size-complex="11pt"/>
    </style:style>
    <style:style style:name="P53" style:parent-style-name="HTMLPreformatted" style:family="paragraph">
      <style:paragraph-properties fo:background-color="#FFFFFF"/>
    </style:style>
    <style:style style:name="T54" style:parent-style-name="DefaultParagraphFont" style:family="text">
      <style:text-properties style:font-name="Consolas" fo:color="#000000" fo:font-size="11pt" style:font-size-asian="11pt" style:font-size-complex="11pt"/>
    </style:style>
    <style:style style:name="T55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56" style:parent-style-name="DefaultParagraphFont" style:family="text">
      <style:text-properties style:font-name="Consolas" fo:font-weight="bold" style:font-weight-asian="bold" style:font-weight-complex="bold" fo:font-style="italic" style:font-style-asian="italic" fo:color="#008000" fo:font-size="11pt" style:font-size-asian="11pt" style:font-size-complex="11pt"/>
    </style:style>
    <style:style style:name="T57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58" style:parent-style-name="DefaultParagraphFont" style:family="text">
      <style:text-properties style:font-name="Consolas" fo:color="#000000" fo:font-size="11pt" style:font-size-asian="11pt" style:font-size-complex="11pt"/>
    </style:style>
    <style:style style:name="T59" style:parent-style-name="DefaultParagraphFont" style:family="text">
      <style:text-properties style:font-name="Consolas" fo:font-weight="bold" style:font-weight-asian="bold" style:font-weight-complex="bold" fo:color="#000080" fo:font-size="11pt" style:font-size-asian="11pt" style:font-size-complex="11pt"/>
    </style:style>
    <style:style style:name="T60" style:parent-style-name="DefaultParagraphFont" style:family="text">
      <style:text-properties style:font-name="Consolas" fo:color="#000000" fo:font-size="11pt" style:font-size-asian="11pt" style:font-size-complex="11pt"/>
    </style:style>
    <style:style style:name="T61" style:parent-style-name="DefaultParagraphFont" style:family="text">
      <style:text-properties style:font-name="Consolas" fo:color="#000000" fo:font-size="11pt" style:font-size-asian="11pt" style:font-size-complex="11pt"/>
    </style:style>
    <style:style style:name="T62" style:parent-style-name="DefaultParagraphFont" style:family="text">
      <style:text-properties style:font-name="Consolas" fo:font-weight="bold" style:font-weight-asian="bold" style:font-weight-complex="bold" fo:font-style="italic" style:font-style-asian="italic" style:font-style-complex="italic" fo:color="#660E7A" fo:font-size="11pt" style:font-size-asian="11pt" style:font-size-complex="11pt"/>
    </style:style>
    <style:style style:name="T63" style:parent-style-name="DefaultParagraphFont" style:family="text">
      <style:text-properties style:font-name="Consolas" fo:color="#000000" fo:font-size="11pt" style:font-size-asian="11pt" style:font-size-complex="11pt"/>
    </style:style>
    <style:style style:name="T64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65" style:parent-style-name="DefaultParagraphFont" style:family="text">
      <style:text-properties style:font-name="Consolas" fo:font-weight="bold" style:font-weight-asian="bold" style:font-weight-complex="bold" fo:font-style="italic" style:font-style-asian="italic" fo:color="#008000" fo:font-size="11pt" style:font-size-asian="11pt" style:font-size-complex="11pt"/>
    </style:style>
    <style:style style:name="T66" style:parent-style-name="DefaultParagraphFont" style:family="text">
      <style:text-properties style:font-name="Consolas" fo:font-weight="bold" style:font-weight-asian="bold" style:font-weight-complex="bold" fo:color="#008000" fo:font-size="11pt" style:font-size-asian="11pt" style:font-size-complex="11pt"/>
    </style:style>
    <style:style style:name="T67" style:parent-style-name="DefaultParagraphFont" style:family="text">
      <style:text-properties style:font-name="Consolas" fo:color="#000000" fo:font-size="11pt" style:font-size-asian="11pt" style:font-size-complex="11pt"/>
    </style:style>
    <style:style style:name="T68" style:parent-style-name="DefaultParagraphFont" style:family="text">
      <style:text-properties style:font-name="Consolas" fo:font-weight="bold" style:font-weight-asian="bold" style:font-weight-complex="bold" fo:color="#000080" fo:font-size="11pt" style:font-size-asian="11pt" style:font-size-complex="11pt"/>
    </style:style>
    <style:style style:name="T69" style:parent-style-name="DefaultParagraphFont" style:family="text">
      <style:text-properties style:font-name="Consolas" fo:color="#000000" fo:font-size="11pt" style:font-size-asian="11pt" style:font-size-complex="11pt"/>
    </style:style>
    <style:style style:name="P70" style:parent-style-name="HTMLPreformatted" style:family="paragraph">
      <style:paragraph-properties fo:background-color="#FFFFFF"/>
    </style:style>
    <style:style style:name="T71" style:parent-style-name="DefaultParagraphFont" style:family="text">
      <style:text-properties style:font-name="Consolas" fo:color="#000000" fo:font-size="11pt" style:font-size-asian="11pt" style:font-size-complex="11pt"/>
    </style:style>
    <style:style style:name="T72" style:parent-style-name="DefaultParagraphFont" style:family="text">
      <style:text-properties style:font-name="Consolas" fo:font-style="italic" style:font-style-asian="italic" style:font-style-complex="italic" fo:color="#808080" fo:font-size="11pt" style:font-size-asian="11pt" style:font-size-complex="11pt"/>
    </style:style>
    <style:style style:name="T73" style:parent-style-name="DefaultParagraphFont" style:family="text">
      <style:text-properties style:font-name="Consolas" fo:font-weight="bold" style:font-weight-asian="bold" style:font-weight-complex="bold" fo:font-style="italic" style:font-style-asian="italic" style:font-style-complex="italic" fo:color="#0073BF" fo:font-size="11pt" style:font-size-asian="11pt" style:font-size-complex="11pt"/>
    </style:style>
    <style:style style:name="T74" style:parent-style-name="DefaultParagraphFont" style:family="text">
      <style:text-properties style:font-name="Consolas" fo:color="#000000" fo:font-size="11pt" style:font-size-asian="11pt" style:font-size-complex="11pt" fo:language="bg" fo:country="BG"/>
    </style:style>
    <style:style style:name="P75" style:parent-style-name="HTMLPreformatted" style:family="paragraph">
      <style:paragraph-properties fo:background-color="#FFFFFF"/>
    </style:style>
    <style:style style:name="T76" style:parent-style-name="DefaultParagraphFont" style:family="text">
      <style:text-properties style:font-name="Consolas" fo:color="#000000" fo:font-size="11pt" style:font-size-asian="11pt" style:font-size-complex="11pt"/>
    </style:style>
    <style:style style:name="P77" style:parent-style-name="HTMLPreformatted" style:family="paragraph">
      <style:paragraph-properties fo:background-color="#FFFFFF"/>
    </style:style>
    <style:style style:name="T78" style:parent-style-name="DefaultParagraphFont" style:family="text">
      <style:text-properties style:font-name="Consolas" fo:color="#000000" fo:font-size="11pt" style:font-size-asian="11pt" style:font-size-complex="11pt"/>
    </style:style>
    <style:style style:name="T79" style:parent-style-name="DefaultParagraphFont" style:family="text">
      <style:text-properties style:font-name="Consolas" fo:color="#000000" fo:font-size="11pt" style:font-size-asian="11pt" style:font-size-complex="11pt"/>
    </style:style>
    <style:style style:name="T80" style:parent-style-name="DefaultParagraphFont" style:family="text">
      <style:text-properties style:font-name="Consolas" fo:font-style="italic" style:font-style-asian="italic" style:font-style-complex="italic" fo:color="#808080" fo:font-size="11pt" style:font-size-asian="11pt" style:font-size-complex="11pt"/>
    </style:style>
    <style:style style:name="T81" style:parent-style-name="DefaultParagraphFont" style:family="text">
      <style:text-properties style:font-name="Consolas" fo:font-weight="bold" style:font-weight-asian="bold" style:font-weight-complex="bold" fo:font-style="italic" style:font-style-asian="italic" style:font-style-complex="italic" fo:color="#0073BF" fo:font-size="11pt" style:font-size-asian="11pt" style:font-size-complex="11pt"/>
    </style:style>
    <style:style style:name="T82" style:parent-style-name="DefaultParagraphFont" style:family="text">
      <style:text-properties style:font-name="Consolas" fo:color="#000000" fo:font-size="11pt" style:font-size-asian="11pt" style:font-size-complex="11pt" fo:language="bg" fo:country="BG"/>
    </style:style>
    <style:style style:name="P83" style:parent-style-name="HTMLPreformatted" style:family="paragraph">
      <style:paragraph-properties fo:background-color="#FFFFFF"/>
    </style:style>
    <style:style style:name="T84" style:parent-style-name="DefaultParagraphFont" style:family="text">
      <style:text-properties style:font-name="Consolas" fo:color="#000000"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ListParagraph" style:family="paragraph"/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ListParagraph" style:family="paragraph"/>
    <style:style style:name="T96" style:parent-style-name="DefaultParagraphFont" style:family="text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ListParagraph" style:family="paragraph"/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font-weight="bold" style:font-weight-asian="bold"/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font-weight="bold" style:font-weight-asian="bold"/>
    </style:style>
    <style:style style:name="P108" style:parent-style-name="ListParagraph" style:family="paragraph"/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font-weight="bold" style:font-weight-asian="bold"/>
    </style:style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/>
    </style:style>
    <style:style style:name="T114" style:parent-style-name="DefaultParagraphFont" style:family="text">
      <style:text-properties fo:font-weight="bold" style:font-weight-asian="bold"/>
    </style:style>
    <style:style style:name="P115" style:parent-style-name="ListParagraph" style:family="paragraph">
      <style:text-properties fo:font-weight="bold" style:font-weight-asian="bold"/>
    </style:style>
    <style:style style:name="P116" style:parent-style-name="ListParagraph" style:family="paragraph">
      <style:text-properties fo:font-weight="bold" style:font-weight-asian="bold"/>
    </style:style>
    <style:style style:name="P117" style:parent-style-name="ListParagraph" style:family="paragraph">
      <style:text-properties fo:font-weight="bold" style:font-weight-asian="bold"/>
    </style:style>
    <style:style style:name="P118" style:parent-style-name="Normal" style:family="paragraph">
      <style:paragraph-properties fo:text-indent="0.5in"/>
    </style:style>
    <style:style style:name="T119" style:parent-style-name="DefaultParagraphFont" style:family="text">
      <style:text-properties fo:font-weight="bold" style:font-weight-asian="bold"/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Normal" style:family="paragraph">
      <style:paragraph-properties fo:text-indent="0.5in"/>
    </style:style>
    <style:style style:name="T123" style:parent-style-name="DefaultParagraphFont" style:family="text">
      <style:text-properties fo:font-weight="bold" style:font-weight-asian="bold"/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ListParagraph" style:family="paragraph"/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ListParagraph" style:family="paragraph"/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ListParagraph" style:family="paragraph"/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weight="bold" style:font-weight-asian="bold"/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fo:font-weight="bold" style:font-weight-asian="bold"/>
    </style:style>
    <style:style style:name="P149" style:parent-style-name="ListParagraph" style:family="paragraph"/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fo:font-weight="bold" style:font-weight-asian="bold"/>
    </style:style>
    <style:style style:name="TableColumn153" style:family="table-column">
      <style:table-column-properties style:column-width="6.4972in" style:use-optimal-column-width="false"/>
    </style:style>
    <style:style style:name="Table152" style:family="table">
      <style:table-properties style:width="6.4972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D9D9D9" style:writing-mode="lr-tb" fo:padding-top="0.0784in" fo:padding-left="0.059in" fo:padding-bottom="0.0784in" fo:padding-right="0.059in"/>
    </style:style>
    <style:style style:name="P156" style:parent-style-name="Code" style:family="paragraph">
      <style:paragraph-properties fo:text-align="center" fo:margin-top="0in" fo:margin-bottom="0in" fo:line-height="100%"/>
      <style:text-properties style:font-name="Calibri" style:font-name-complex="Calibri"/>
    </style:style>
    <style:style style:name="TableRow157" style:family="table-row">
      <style:table-row-properties style:min-row-height="1.2395in" style:use-optimal-row-height="false"/>
    </style:style>
    <style:style style:name="TableCell158" style:family="table-cell">
      <style:table-cell-properties fo:border="0.0069in solid #000000" style:writing-mode="lr-tb" fo:padding-top="0.0784in" fo:padding-left="0.059in" fo:padding-bottom="0.0784in" fo:padding-right="0.059in"/>
    </style:style>
    <style:style style:name="P159" style:parent-style-name="Normal" style:family="paragraph">
      <style:paragraph-properties fo:margin-top="0in"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 fo:language="bg" fo:country="BG" style:language-asian="bg" style:country-asian="BG"/>
    </style:style>
    <style:style style:name="TableRow160" style:family="table-row">
      <style:table-row-properties style:min-row-height="0.1888in" style:use-optimal-row-height="false"/>
    </style:style>
    <style:style style:name="TableCell161" style:family="table-cell">
      <style:table-cell-properties fo:border="0.0069in solid #000000" fo:background-color="#D9D9D9" style:writing-mode="lr-tb" fo:padding-top="0.0784in" fo:padding-left="0.059in" fo:padding-bottom="0.0784in" fo:padding-right="0.059in"/>
    </style:style>
    <style:style style:name="P162" style:parent-style-name="Code" style:family="paragraph">
      <style:paragraph-properties fo:text-align="center" fo:margin-top="0in" fo:margin-bottom="0in" fo:line-height="100%"/>
      <style:text-properties style:font-name="Calibri" style:font-name-complex="Calibri"/>
    </style:style>
    <style:style style:name="TableRow163" style:family="table-row">
      <style:table-row-properties style:min-row-height="1.2395in" style:use-optimal-row-height="false"/>
    </style:style>
    <style:style style:name="TableCell164" style:family="table-cell">
      <style:table-cell-properties fo:border="0.0069in solid #000000" style:writing-mode="lr-tb" fo:padding-top="0.0784in" fo:padding-left="0.059in" fo:padding-bottom="0.0784in" fo:padding-right="0.059in"/>
    </style:style>
    <style:style style:name="P165" style:parent-style-name="Normal" style:family="paragraph">
      <style:paragraph-properties style:line-break="normal" fo:margin-top="0in" fo:margin-bottom="0in" style:line-height-at-least="0.1875in" fo:background-color="#FFFFFF"/>
      <style:text-properties style:font-name="Consolas" style:font-name-asian="Times New Roman" style:font-name-complex="Segoe UI" fo:color="#616161" fo:font-size="10.5pt" style:font-size-asian="10.5pt" style:font-size-complex="10.5pt" fo:language="bg" fo:country="BG" style:language-asian="bg" style:country-asian="BG"/>
    </style:style>
    <style:style style:name="P16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h text:style-name="P1" text:outline-level="1">JS Advanced -Retake: 18.04.2019</text:h>
      <text:p text:style-name="Normal">Exam problems for the<text:s/><text:a xlink:href="https://softuni.bg/courses/javascript-advanced" office:target-frame-name="_top" xlink:show="replace"><text:span text:style-name="Hyperlink">“JavaScript Advanced” course @ SoftUni</text:span></text:a>.<text:s/><text:line-break/>Submit your solutions in the SoftUni judge system at<text:s/><text:a xlink:href="https://???" office:target-frame-name="_top" xlink:show="replace"><text:span text:style-name="Hyperlink">???</text:span></text:a></text:p>
      <text:h text:style-name="P34" text:outline-level="2">Auto Service Problem</text:h>
      <text:p text:style-name="Normal">Use the provided<text:s/><text:span text:style-name="T35">A</text:span><text:span text:style-name="T36">utoService class</text:span><text:s/>to solve this problem.</text:p>
      <text:h text:style-name="Heading3" text:outline-level="3">Your Task</text:h>
      <text:p text:style-name="Normal">Using<text:s/><text:span text:style-name="T37">Mocha</text:span><text:s/>and<text:s/><text:span text:style-name="T38">Chai</text:span><text:s/>write<text:s/><text:span text:style-name="T39">JS unit tests</text:span><text:s/>to test the entire functionality of the<text:s/><text:span text:style-name="CodeChar">autoService</text:span><text:s/><text:span text:style-name="T40">class</text:span>. Make sure instances of it have all the required functionality and validation. You may use the following code as a template:</text:p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describe(</text:span><text:span text:style-name="T47">"</text:span><text:span text:style-name="T48">Tests</text:span><text:span text:style-name="T49"><text:s/>…"</text:span><text:span text:style-name="T50">,<text:s/></text:span><text:span text:style-name="T51">function</text:span><text:span text:style-name="T52">() {</text:span></text:p>
            <text:p text:style-name="P53"><text:span text:style-name="T54"><text:s text:c="4"/>describe(</text:span><text:span text:style-name="T55">"</text:span><text:span text:style-name="T56">TODO</text:span><text:span text:style-name="T57"><text:s/>…"</text:span><text:span text:style-name="T58">,<text:s/></text:span><text:span text:style-name="T59">function</text:span><text:span text:style-name="T60">() {</text:span><text:span text:style-name="T61"><text:line-break/><text:s text:c="8"/></text:span><text:span text:style-name="T62">it</text:span><text:span text:style-name="T63">(</text:span><text:span text:style-name="T64">"</text:span><text:span text:style-name="T65">TODO …</text:span><text:span text:style-name="T66">"</text:span><text:span text:style-name="T67">,<text:s/></text:span><text:span text:style-name="T68">function</text:span><text:span text:style-name="T69">() {</text:span></text:p>
            <text:p text:style-name="P70"><text:span text:style-name="T71"><text:s text:c="12"/></text:span><text:span text:style-name="T72">//<text:s/></text:span><text:span text:style-name="T73">TODO:<text:s/></text:span><text:span text:style-name="T74">…</text:span></text:p>
            <text:p text:style-name="P75"><text:span text:style-name="T76"><text:s text:c="8"/>});</text:span></text:p>
            <text:p text:style-name="P77"><text:span text:style-name="T78"><text:s text:c="5"/>});</text:span><text:span text:style-name="T79"><text:line-break/><text:s text:c="5"/></text:span><text:span text:style-name="T80">//<text:s/></text:span><text:span text:style-name="T81">TODO:<text:s/></text:span><text:span text:style-name="T82">…</text:span></text:p>
            <text:p text:style-name="P83"><text:span text:style-name="T84">});</text:span></text:p>
          </table:table-cell>
        </table:table-row>
      </table:table>
      <text:h text:style-name="Heading3" text:outline-level="3">Functionality</text:h>
      <text:p text:style-name="Normal">The code inside the<text:s/><text:span text:style-name="T85">autoService.js</text:span><text:span text:style-name="T86"><text:s/></text:span>file defines a class that contains information about an auto service. An instance of the class should support the following operations:</text:p>
      <text:list text:style-name="LFO18" text:continue-numbering="true">
        <text:list-item>
          <text:p text:style-name="P87"><text:span text:style-name="T88">Instantiation</text:span><text:span text:style-name="T89"><text:s/></text:span>with<text:s/><text:span text:style-name="T90">one parameter</text:span><text:s/>- a<text:s/><text:span text:style-name="T91">number</text:span><text:span text:style-name="T92"><text:s/></text:span>that represents the<text:s/><text:span text:style-name="T93">auto service garage capacity</text:span><text:span text:style-name="T94"><text:s/></text:span>(how many cars they can fit at the same time in the garage).</text:p>
          <text:list text:continue-numbering="true">
            <text:list-item>
              <text:p text:style-name="P95">The class should have<text:s/><text:span text:style-name="T96">additional two properties</text:span><text:span text:style-name="T97">,</text:span><text:s/>which by<text:s/><text:span text:style-name="T98">default</text:span><text:s/>must be<text:s/><text:span text:style-name="T99">empty arrays</text:span>:<text:s/>(<text:span text:style-name="T100">workInProgress</text:span><text:span text:style-name="T101">,<text:s/></text:span><text:span text:style-name="T102">backlogWork</text:span>)</text:p>
            </text:list-item>
          </text:list>
        </text:list-item>
        <text:list-item>
          <text:p text:style-name="P103">Accessor<text:s/><text:span text:style-name="T104">availableSpace</text:span><text:span text:style-name="T105"><text:s/></text:span>-<text:s/>which<text:s/><text:span text:style-name="T106">returns a number</text:span><text:s/>that represents the<text:s/><text:span text:style-name="T107">available space/capacity</text:span><text:s/>in the auto service garage (how many cars more they can fit<text:s/>in the garage).</text:p>
        </text:list-item>
        <text:list-item>
          <text:p text:style-name="P108">Function<text:s/><text:span text:style-name="T109">signupForReview</text:span><text:span text:style-name="T110">()<text:s/></text:span>- This function<text:s/><text:span text:style-name="T111">registers</text:span><text:s/>a<text:s/><text:span text:style-name="T112">client</text:span><text:s/>for review. Receives<text:s/><text:span text:style-name="T113">3 arguments</text:span><text:span text:style-name="T114">:</text:span></text:p>
          <text:list text:continue-numbering="true">
            <text:list-item>
              <text:p text:style-name="P115">clientName<text:s/>- string</text:p>
            </text:list-item>
            <text:list-item>
              <text:p text:style-name="P116">plateNumber<text:s/>- string</text:p>
            </text:list-item>
            <text:list-item>
              <text:p text:style-name="P117">carInfo<text:s/>- object</text:p>
            </text:list-item>
          </text:list>
        </text:list-item>
      </text:list>
      <text:p text:style-name="P118">If there is an<text:s/><text:span text:style-name="T119">available space</text:span><text:s/>in the garage, the current client is registered in the<text:s/><text:span text:style-name="T120">workInProgress</text:span><text:s/><text:span text:style-name="T121">array</text:span>.</text:p>
      <text:p text:style-name="P122">If there is<text:s/><text:span text:style-name="T123">no available space</text:span>, he is registered into the<text:s/><text:span text:style-name="T124">backlogWork</text:span><text:s/>array.</text:p>
      <text:soft-page-break/>
      <text:list text:style-name="LFO18" text:continue-numbering="true">
        <text:list-item>
          <text:p text:style-name="P125">Function<text:s/><text:span text:style-name="T126">carInfo</text:span><text:span text:style-name="T127">()<text:s/></text:span>-This function check information about client.<text:s/>Receives<text:s/><text:span text:style-name="T128">2 arguments</text:span><text:s/>(<text:span text:style-name="T129">clientName</text:span><text:s/>and<text:s/><text:span text:style-name="T130">plateNumber</text:span>). Checks if the given information<text:s/><text:span text:style-name="T131">exists</text:span><text:s/>in<text:s/><text:span text:style-name="T132">workInProgress</text:span><text:s/>or<text:s/><text:span text:style-name="T133">backlogWork</text:span><text:s/><text:span text:style-name="T134">array</text:span><text:s/>and return the client information (<text:span text:style-name="T135">object</text:span>) if any.</text:p>
        </text:list-item>
        <text:list-item>
          <text:p text:style-name="P136">Function<text:s/><text:span text:style-name="T137">repairCar()</text:span><text:span text:style-name="T138"><text:s/></text:span>– This function repair car if any. Receives<text:s/><text:span text:style-name="T139">no arguments</text:span>.<text:s/>First checking for clients in the<text:s/><text:span text:style-name="T140">workInProgress array</text:span>, if there<text:s/>are<text:s/><text:span text:style-name="T141">no clients there</text:span><text:s/><text:span text:style-name="T142">backlogWork</text:span><text:s/><text:span text:style-name="T143">array</text:span><text:s/>is checked.</text:p>
          <text:list text:continue-numbering="true">
            <text:list-item>
              <text:p text:style-name="P144">If the first<text:s/>available<text:s/>client's<text:s/><text:span text:style-name="T145">carInfo</text:span><text:span text:style-name="T146"><text:s/></text:span>(object) has something for repair (has<text:s/>a<text:s/><text:span text:style-name="T147">broken</text:span><text:s/><text:span text:style-name="T148">values</text:span>), they will be repaired, and the current client is removed from the collection.</text:p>
            </text:list-item>
            <text:list-item>
              <text:p text:style-name="P149">If there Is<text:s/><text:span text:style-name="T150">nothing for repair</text:span><text:s/>or there<text:s/>are<text:s/><text:span text:style-name="T151">no clients in both arrays</text:span><text:s/>the corresponding message must be shown.</text:p>
            </text:list-item>
          </text:list>
        </text:list-item>
      </text:list>
      <text:h text:style-name="Heading3" text:outline-level="3">Submission</text:h>
      <text:p text:style-name="Normal">Submit your tests inside a<text:s/><text:span text:style-name="CodeChar">describe()</text:span><text:s/>statement, as shown above.</text:p>
      <text:h text:style-name="Heading3" text:outline-level="3">Example</text:h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Sample code usage</text:p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Corresponding output</text:p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388in" fo:margin-bottom="0.0277in"/>
      <style:text-properties style:font-name-asian="Times New Roman" style:font-name-complex="Times New Roman" fo:font-weight="bold" style:font-weight-asian="bold" fo:color="#642D08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277in" fo:margin-left="0.2958in" fo:text-indent="-0.2958in">
        <style:tab-stops/>
      </style:paragraph-properties>
      <style:text-properties style:font-name-asian="Times New Roman" style:font-name-complex="Times New Roman" fo:font-weight="bold" style:font-weight-asian="bold" style:font-weight-complex="bold" fo:color="#7C380A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277in"/>
      <style:text-properties style:font-name-asian="Times New Roman" style:font-name-complex="Times New Roman" fo:font-weight="bold" style:font-weight-asian="bold" fo:color="#8F400B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833in" fo:margin-bottom="0.0277in"/>
      <style:text-properties style:font-name-asian="Times New Roman" style:font-name-complex="Times New Roman" fo:font-weight="bold" style:font-weight-asian="bold" style:font-style-complex="italic" fo:color="#A34A0D" fo:font-size="14pt" style:font-size-asian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bottom="0in"/>
      <style:text-properties style:font-name-asian="Times New Roman" style:font-name-complex="Times New Roman" fo:font-weight="bold" style:font-weight-asian="bold" fo:color="#B2500E" fo:hyphenate="false"/>
    </style:style>
    <style:style style:name="Normal" style:display-name="Normal" style:family="paragraph">
      <style:paragraph-properties fo:margin-top="0.0555in" fo:margin-bottom="0.0833in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fo:color="#642D08" fo:font-size="20pt" style:font-size-asian="20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7C380A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fo:color="#8F400B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style-complex="italic" fo:color="#A34A0D" fo:font-size="14pt" style:font-size-asian="14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font-weight="bold" style:font-weight-asian="bold" fo:color="#B2500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Code" style:display-name="Code" style:family="paragraph" style:parent-style-name="Normal">
      <style:text-properties style:font-name="Consolas" fo:font-weight="bold" style:font-weight-asian="bold" fo:hyphenate="false"/>
    </style:style>
    <style:style style:name="CodeChar" style:display-name="Code Char" style:family="text" style:parent-style-name="DefaultParagraphFont">
      <style:text-properties style:font-name="Consolas" fo:font-weight="bold" style:font-weight-asian="bold"/>
    </style:style>
    <style:style style:name="ListParagraphChar" style:display-name="List Paragraph Char" style:family="text" style:parent-style-name="DefaultParagraphFont"/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fo:font-size="18pt" style:font-size-asian="18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854in" text:min-label-width="0.25in" text:list-level-position-and-space-mode="label-alignment">
          <style:list-level-label-alignment text:label-followed-by="listtab" fo:margin-left="0.5354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854in" text:min-label-width="0.25in" text:list-level-position-and-space-mode="label-alignment">
          <style:list-level-label-alignment text:label-followed-by="listtab" fo:margin-left="1.0354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854in" text:min-label-width="0.25in" text:list-level-position-and-space-mode="label-alignment">
          <style:list-level-label-alignment text:label-followed-by="listtab" fo:margin-left="1.5354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854in" text:min-label-width="0.25in" text:list-level-position-and-space-mode="label-alignment">
          <style:list-level-label-alignment text:label-followed-by="listtab" fo:margin-left="2.035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854in" text:min-label-width="0.25in" text:list-level-position-and-space-mode="label-alignment">
          <style:list-level-label-alignment text:label-followed-by="listtab" fo:margin-left="2.5354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854in" text:min-label-width="0.25in" text:list-level-position-and-space-mode="label-alignment">
          <style:list-level-label-alignment text:label-followed-by="listtab" fo:margin-left="3.035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854in" text:min-label-width="0.25in" text:list-level-position-and-space-mode="label-alignment">
          <style:list-level-label-alignment text:label-followed-by="listtab" fo:margin-left="3.535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854in" text:min-label-width="0.25in" text:list-level-position-and-space-mode="label-alignment">
          <style:list-level-label-alignment text:label-followed-by="listtab" fo:margin-left="4.035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854in" text:min-label-width="0.25in" text:list-level-position-and-space-mode="label-alignment">
          <style:list-level-label-alignment text:label-followed-by="listtab" fo:margin-left="4.5354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fo:font-size="10pt" style:font-size-asian="10pt" style:font-size-complex="10pt"/>
    </style:style>
    <style:style style:name="P3" style:parent-style-name="Normal" style:family="paragraph">
      <style:paragraph-properties fo:text-align="end" fo:margin-bottom="0in" fo:line-height="100%"/>
    </style:style>
    <style:style style:name="T4" style:parent-style-name="DefaultParagraphFont" style:family="text">
      <style:text-properties fo:font-size="9pt" style:font-size-asian="9pt" style:font-size-complex="9pt"/>
    </style:style>
    <style:style style:name="T5" style:parent-style-name="DefaultParagraphFont" style:family="text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T7" style:parent-style-name="DefaultParagraphFont" style:family="text">
      <style:text-properties fo:font-size="9pt" style:font-size-asian="9pt" style:font-size-complex="9pt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font-size="9.5pt" style:font-size-asian="9.5pt" style:font-size-complex="9.5pt"/>
    </style:style>
    <style:style style:name="P10" style:parent-style-name="Normal" style:family="paragraph">
      <style:paragraph-properties fo:margin-top="0.0277in" fo:margin-bottom="0.0347in" fo:line-height="100%"/>
    </style:style>
    <style:style style:name="T11" style:parent-style-name="DefaultParagraphFont" style:family="text">
      <style:text-properties fo:font-size="9.5pt" style:font-size-asian="9.5pt" style:font-size-complex="9.5pt"/>
    </style:style>
    <style:style style:name="T12" style:parent-style-name="DefaultParagraphFont" style:family="text">
      <style:text-properties fo:font-size="9.5pt" style:font-size-asian="9.5pt" style:font-size-complex="9.5pt"/>
    </style:style>
    <style:style style:name="T13" style:parent-style-name="DefaultParagraphFont" style:family="text">
      <style:text-properties fo:font-size="9.5pt" style:font-size-asian="9.5pt" style:font-size-complex="9.5pt"/>
    </style:style>
    <style:style style:name="P14" style:parent-style-name="Normal" style:family="paragraph">
      <style:paragraph-properties fo:margin-bottom="0in" fo:line-height="100%" fo:margin-left="0.3937in" fo:text-indent="0.2361in">
        <style:tab-stops/>
      </style:paragraph-properties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9.5pt" style:font-size-asian="9.5pt" style:font-size-complex="9.5pt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font-size="9.5pt" style:font-size-asian="9.5pt" style:font-size-complex="9.5pt" fo:language="bg" fo:country="BG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ize="9.5pt" style:font-size-asian="9.5pt" style:font-size-complex="9.5pt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fo:font-size="9.5pt" style:font-size-asian="9.5pt" style:font-size-complex="9.5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24" style:parent-style-name="DefaultParagraphFont" style:family="text">
      <style:text-properties fo:font-size="9.5pt" style:font-size-asian="9.5pt" style:font-size-complex="9.5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9.5pt" style:font-size-asian="9.5pt" style:font-size-complex="9.5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9.5pt" style:font-size-asian="9.5pt" style:font-size-complex="9.5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9.5pt" style:font-size-asian="9.5pt" style:font-size-complex="9.5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9.5pt" style:font-size-asian="9.5pt" style:font-size-complex="9.5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1389in" svg:stroke-color="#f37123" svg:stroke-opacity="100%" svg:stroke-linecap="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in" fo:padding-bottom="0in" fo:padding-left="0.01969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4724in" fo:padding-bottom="0.01969in" fo:padding-left="0.01969in" fo:padding-right="0.01969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footer>
        <text:p text:style-name="Footer"><draw:frame draw:z-index="251659264" draw:style-name="a0" draw:name="Picture 21" text:anchor-type="paragraph" svg:x="0in" svg:y="0.21597in" svg:width="1.56528in" svg:height="0.39306in" style:rel-width="scale" style:rel-height="scale"><draw:image xlink:href="media/image1.png" xlink:type="simple" xlink:show="embed" xlink:actuate="onLoad"/><svg:title/><svg:desc>C:\Users\chris\AppData\Local\Temp\Rar$DRa2604.45037\SoftUniFoundation_Logo_OneLine@2x.png</svg:desc></draw:frame><text:span text:style-name="T2"><draw:frame draw:style-name="a1" draw:name="Picture 10" text:anchor-type="as-char" svg:x="0in" svg:y="0in" svg:width="1.55208in" svg:height="0.38542in" style:rel-width="scale" style:rel-height="scale"><draw:image xlink:href="media/image2.png" xlink:type="simple" xlink:show="embed" xlink:actuate="onLoad"/><svg:title/><svg:desc>C:\Users\chris\AppData\Local\Temp\Rar$DRa2604.40128\SoftUniFoundation_Logo_OneLine_White@2x.png</svg:desc></draw:frame></text:span><draw:connector draw:type="line" svg:x1="-0.00139in" svg:y1="0.07222in" svg:x2="7.23194in" svg:y2="0.07222in" draw:z-index="251660288" draw:id="id0" draw:style-name="a2" draw:name="Straight Connector 20" text:anchor-type="paragraph"><svg:title/><svg:desc/></draw:connector><draw:frame draw:z-index="251661312" draw:id="id1" draw:style-name="a3" draw:name="Text Box 19" text:anchor-type="paragraph" svg:x="6.17569in" svg:y="0.37431in" svg:width="0.98472in" svg:height="0.22083in" style:rel-width="scale" style:rel-height="scale"><draw:text-box><text:p text:style-name="P3"><text:span text:style-name="T4">Page<text:s/></text:span><text:span text:style-name="T5"><text:page-number text:fixed="false">1</text:page-number></text:span><text:span text:style-name="T6"><text:s/>of<text:s/></text:span><text:span text:style-name="T7"><text:page-count>1</text:page-count></text:span></text:p></draw:text-box><svg:title/><svg:desc/></draw:frame><draw:frame draw:z-index="251662336" draw:id="id2" draw:style-name="a4" draw:name="Text Box 18" text:anchor-type="paragraph" svg:x="1.73819in" svg:y="0.37431in" svg:width="0.62292in" svg:height="0.21875in" style:rel-width="scale" style:rel-height="scale"><draw:text-box><text:p text:style-name="P8"><text:span text:style-name="T9">Follow us:</text:span></text:p></draw:text-box><svg:title/><svg:desc/></draw:frame><draw:frame draw:z-index="251663360" draw:id="id3" draw:style-name="a5" draw:name="Text Box 16" text:anchor-type="paragraph" svg:x="1.72778in" svg:y="0.09306in" svg:width="5.50417in" svg:height="0.56181in" style:rel-width="scale" style:rel-height="scale"><draw:text-box><text:p text:style-name="P10"><text:span text:style-name="T11">©<text:s/></text:span><text:a xlink:href="http://softuni.foundation/" office:target-frame-name="_top" xlink:show="replace">Software University Foundation</text:a><text:span text:style-name="T12">. This work is licensed under the<text:s/></text:span><text:a xlink:href="http://creativecommons.org/licenses/by-nc-sa/4.0/" office:target-frame-name="_top" xlink:show="replace">CC-BY-NC-SA</text:a><text:span text:style-name="T13"><text:s/>license.</text:span></text:p><text:p text:style-name="P14"><text:span text:style-name="T15"><draw:frame draw:style-name="a6" draw:name="Picture 15" text:anchor-type="as-char" svg:x="0in" svg:y="0in" svg:width="0.18662in" svg:height="0.22727in" style:rel-width="scale" style:rel-height="scale"><draw:image xlink:href="media/image3.png" xlink:type="simple" xlink:show="embed" xlink:actuate="onLoad"/><svg:title/><svg:desc/></draw:frame></text:span><text:span text:style-name="T16"><text:s text:c="3"/></text:span><text:span text:style-name="T17"><draw:frame draw:style-name="a7" draw:name="Picture 14" text:anchor-type="as-char" svg:x="0in" svg:y="0in" svg:width="0.1875in" svg:height="0.22431in" style:rel-width="scale" style:rel-height="scale"><draw:image xlink:href="media/image4.png" xlink:type="simple" xlink:show="embed" xlink:actuate="onLoad"/><svg:title/><svg:desc/></draw:frame></text:span><text:span text:style-name="T18"><text:s text:c="3"/></text:span><text:span text:style-name="T19"><draw:frame draw:style-name="a8" draw:name="Picture 25" text:anchor-type="as-char" svg:x="0in" svg:y="0in" svg:width="0.21875in" svg:height="0.21875in" style:rel-width="scale" style:rel-height="scale"><draw:image xlink:href="media/image5.png" xlink:type="simple" xlink:show="embed" xlink:actuate="onLoad"/><svg:title>Software University @ Facebook</svg:title><svg:desc/></draw:frame></text:span><text:span text:style-name="T20"><text:s text:c="3"/></text:span><text:span text:style-name="T21"><draw:frame draw:style-name="a9" draw:name="Picture 26" text:anchor-type="as-char" svg:x="0in" svg:y="0in" svg:width="0.21875in" svg:height="0.21875in" style:rel-width="scale" style:rel-height="scale"><draw:image xlink:href="media/image6.png" xlink:type="simple" xlink:show="embed" xlink:actuate="onLoad"/><svg:title>Software University @ Twitter</svg:title><svg:desc/></draw:frame></text:span><text:span text:style-name="T22"><text:s text:c="3"/></text:span><text:span text:style-name="T23"><draw:frame draw:style-name="a10" draw:name="Picture 27" text:anchor-type="as-char" svg:x="0in" svg:y="0in" svg:width="0.21875in" svg:height="0.21875in" style:rel-width="scale" style:rel-height="scale"><draw:image xlink:href="media/image7.png" xlink:type="simple" xlink:show="embed" xlink:actuate="onLoad"/><svg:title>Software University @ YouTube</svg:title><svg:desc/></draw:frame></text:span><text:span text:style-name="T24"><text:s text:c="3"/></text:span><text:span text:style-name="T25"><draw:frame draw:style-name="a11" draw:name="Picture 13" text:anchor-type="as-char" svg:x="0in" svg:y="0in" svg:width="0.20833in" svg:height="0.20833in" style:rel-width="scale" style:rel-height="scale"><draw:image xlink:href="media/image8.png" xlink:type="simple" xlink:show="embed" xlink:actuate="onLoad"/><svg:title/><svg:desc/></draw:frame></text:span><text:span text:style-name="T26"><text:s text:c="3"/></text:span><text:span text:style-name="T27"><draw:frame draw:style-name="a12" draw:name="Picture 12" text:anchor-type="as-char" svg:x="0in" svg:y="0in" svg:width="0.19306in" svg:height="0.19306in" style:rel-width="scale" style:rel-height="scale"><draw:image xlink:href="media/image9.png" xlink:type="simple" xlink:show="embed" xlink:actuate="onLoad"/><svg:title/><svg:desc/></draw:frame></text:span><text:span text:style-name="T28"><text:s text:c="3"/></text:span><text:span text:style-name="T29"><draw:frame draw:style-name="a13" draw:name="Picture 30" text:anchor-type="as-char" svg:x="0in" svg:y="0in" svg:width="0.21875in" svg:height="0.21875in" style:rel-width="scale" style:rel-height="scale"><draw:image xlink:href="media/image10.png" xlink:type="simple" xlink:show="embed" xlink:actuate="onLoad"/><svg:title>Software University @ SlideShare</svg:title><svg:desc/></draw:frame></text:span><text:span text:style-name="T30"><text:s text:c="3"/></text:span><text:span text:style-name="T31"><draw:frame draw:style-name="a14" draw:name="Picture 11" text:anchor-type="as-char" svg:x="0in" svg:y="0in" svg:width="0.2441in" svg:height="0.2374in" style:rel-width="scale" style:rel-height="scale"><draw:image xlink:href="media/image11.png" xlink:type="simple" xlink:show="embed" xlink:actuate="onLoad"/><svg:title/><svg:desc/></draw:frame></text:span><text:span text:style-name="T32"><text:s text:c="3"/></text:span><text:span text:style-name="T33"><draw:frame draw:style-name="a15" draw:name="Picture 32" text:anchor-type="as-char" svg:x="0in" svg:y="0in" svg:width="0.21875in" svg:height="0.21875in" style:rel-width="scale" style:rel-height="scale"><draw:image xlink:href="media/image12.png" xlink:type="simple" xlink:show="embed" xlink:actuate="onLoad"/><svg:title>Software University: Email Us</svg:title><svg:desc/></draw:frame></text:span></text:p></draw:text-box><svg:title/><svg:desc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Hristomir Asenov</dc:creator>
    <meta:creation-date>2019-04-04T09:35:00Z</meta:creation-date>
    <dc:date>2019-04-04T10:29:00Z</dc:date>
    <meta:template xlink:href="template.dotx" xlink:type="simple"/>
    <meta:editing-cycles>4</meta:editing-cycles>
    <meta:editing-duration>PT3120S</meta:editing-duration>
    <meta:document-statistic meta:page-count="2" meta:paragraph-count="5" meta:word-count="380" meta:character-count="2543" meta:row-count="18" meta:non-whitespace-character-count="2168"/>
  </office:meta>
</office:document-meta>
</file>